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8.9602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0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MOVS &lt;Rd&gt;, &lt;Rm&gt; Not permitted in IT block</text:p>
          </table:table-cell>
          <table:table-cell office:value-type="string">
            <text:p>T2</text:p>
          </table:table-cell>
          <table:table-cell office:value-type="string">
            <text:p>A8.8.10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LSLS &lt;Rd&gt;, &lt;Rm&gt;, #&lt;imm5&gt; Outside IT block LSL&lt;c&gt; &lt;Rd&gt;, &lt;Rm&gt;, #&lt;imm5&gt; Inside IT block </text:p>
          </table:table-cell>
          <table:table-cell office:value-type="string">
            <text:p>T1</text:p>
          </table:table-cell>
          <table:table-cell office:value-type="string">
            <text:p>A8.8.94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LSRS &lt;Rd&gt;, &lt;Rm&gt;, #&lt;imm&gt; Outside IT block LSR&lt;c&gt; &lt;Rd&gt;, &lt;Rm&gt;, #&lt;imm&gt; Inside IT block </text:p>
          </table:table-cell>
          <table:table-cell office:value-type="string">
            <text:p>T1</text:p>
          </table:table-cell>
          <table:table-cell office:value-type="string">
            <text:p>A8.8.96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SRS &lt;Rd&gt;, &lt;Rm&gt;, #&lt;imm&gt; Outside IT block ASR&lt;c&gt; &lt;Rd&gt;, &lt;Rm&gt;, #&lt;imm&gt; Inside IT block </text:p>
          </table:table-cell>
          <table:table-cell office:value-type="string">
            <text:p>T1</text:p>
          </table:table-cell>
          <table:table-cell office:value-type="string">
            <text:p>A8.8.1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DDS &lt;Rd&gt;, &lt;Rn&gt;, &lt;Rm&gt; Outside IT block ADD&lt;c&gt; &lt;Rd&gt;, &lt;Rn&gt;, &lt;Rm&gt; Inside IT block </text:p>
          </table:table-cell>
          <table:table-cell office:value-type="string">
            <text:p>T1</text:p>
          </table:table-cell>
          <table:table-cell office:value-type="string">
            <text:p>A8.8.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SUBS &lt;Rd&gt;, &lt;Rn&gt;, &lt;Rm&gt; Outside IT block SUB&lt;c&gt; &lt;Rd&gt;, &lt;Rn&gt;, &lt;Rm&gt; Inside IT block </text:p>
          </table:table-cell>
          <table:table-cell office:value-type="string">
            <text:p>T1</text:p>
          </table:table-cell>
          <table:table-cell office:value-type="string">
            <text:p>A8.8.22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DDS &lt;Rd&gt;, &lt;Rn&gt;, #&lt;imm3&gt; Outside IT block ADD&lt;c&gt; &lt;Rd&gt;, &lt;Rn&gt;, #&lt;imm3&gt; Inside IT block </text:p>
          </table:table-cell>
          <table:table-cell office:value-type="string">
            <text:p>T1</text:p>
          </table:table-cell>
          <table:table-cell office:value-type="string">
            <text:p>A8.8.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SUBS &lt;Rd&gt;, &lt;Rn&gt;, #&lt;imm3&gt; Outside IT block SUB&lt;c&gt; &lt;Rd&gt;, &lt;Rn&gt;, #&lt;imm3&gt; Inside IT block </text:p>
          </table:table-cell>
          <table:table-cell office:value-type="string">
            <text:p>T1</text:p>
          </table:table-cell>
          <table:table-cell office:value-type="string">
            <text:p>A8.8.22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d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MOVS &lt;Rd&gt;, #&lt;imm8&gt; Outside IT block MOV&lt;c&gt; &lt;Rd&gt;, #&lt;imm8&gt; Inside IT block </text:p>
          </table:table-cell>
          <table:table-cell office:value-type="string">
            <text:p>T1</text:p>
          </table:table-cell>
          <table:table-cell office:value-type="string">
            <text:p>A8.8.10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CMP&lt;c&gt; &lt;Rn&gt;, #&lt;imm8&gt;</text:p>
          </table:table-cell>
          <table:table-cell office:value-type="string">
            <text:p>T1</text:p>
          </table:table-cell>
          <table:table-cell office:value-type="string">
            <text:p>A8.8.3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d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ADDS &lt;Rd&gt;, #&lt;imm8&gt; Outside IT block ADD&lt;c&gt; &lt;Rd&gt;, #&lt;imm8&gt; Inside IT block </text:p>
          </table:table-cell>
          <table:table-cell office:value-type="string">
            <text:p>T2</text:p>
          </table:table-cell>
          <table:table-cell office:value-type="string">
            <text:p>A8.8.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d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SUBS &lt;Rd&gt;, #&lt;imm8&gt; Outside IT block SUB&lt;c&gt; &lt;Rd&gt;, #&lt;imm8&gt; Inside IT block </text:p>
          </table:table-cell>
          <table:table-cell office:value-type="string">
            <text:p>T2</text:p>
          </table:table-cell>
          <table:table-cell office:value-type="string">
            <text:p>A8.8.2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NDS &lt;Rd&gt;, &lt;Rm&gt; Outside IT block AND&lt;c&gt; &lt;Rd&gt;, &lt;Rm&gt;Inside IT block </text:p>
          </table:table-cell>
          <table:table-cell office:value-type="string">
            <text:p>T1</text:p>
          </table:table-cell>
          <table:table-cell office:value-type="string">
            <text:p>A8.8.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EORS &lt;Rd&gt;, &lt;Rm&gt; Outside IT block EOR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LSLS &lt;Rd&gt;, &lt;Rm&gt; Outside IT block LSL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LSRS &lt;Rd&gt;, &lt;Rm&gt; Outside IT block LSR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SRS &lt;Rd&gt;, &lt;Rm&gt; Outside IT block ASR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DCS &lt;Rd&gt;, &lt;Rm&gt; Outside IT block.ADC&lt;c&gt; &lt;Rd&gt;, &lt;Rm&gt;Inside IT block </text:p>
          </table:table-cell>
          <table:table-cell office:value-type="string">
            <text:p>T1</text:p>
          </table:table-cell>
          <table:table-cell office:value-type="string">
            <text:p>A8.8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SBCS &lt;Rd&gt;, &lt;Rm&gt; Outside IT block SBC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1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RORS &lt;Rd&gt;, &lt;Rm&gt; Outside IT block ROR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1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16" office:value-type="string">
            <text:p><text:s/></text:p>
          </table:table-cell>
          <table:table-cell office:value-type="string">
            <text:p>TST&lt;c&gt; &lt;Rn&gt;, &lt;Rm&gt;</text:p>
          </table:table-cell>
          <table:table-cell office:value-type="string">
            <text:p>T1</text:p>
          </table:table-cell>
          <table:table-cell office:value-type="string">
            <text:p>A8.8.2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RSBS &lt;Rd&gt;, &lt;Rn&gt;, #0 Outside IT block RSB&lt;c&gt; &lt;Rd&gt;, &lt;Rn&gt;, #0 Inside IT block </text:p>
          </table:table-cell>
          <table:table-cell office:value-type="string">
            <text:p>T1</text:p>
          </table:table-cell>
          <table:table-cell office:value-type="string">
            <text:p>A8.8.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16" office:value-type="string">
            <text:p><text:s/></text:p>
          </table:table-cell>
          <table:table-cell office:value-type="string">
            <text:p>CMP&lt;c&gt; &lt;Rn&gt;, &lt;Rm&gt; - &lt;Rn&gt; and &lt;Rm&gt; both from R0-R7</text:p>
          </table:table-cell>
          <table:table-cell office:value-type="string">
            <text:p>T1</text:p>
          </table:table-cell>
          <table:table-cell office:value-type="string">
            <text:p>A8.8.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16" office:value-type="string">
            <text:p><text:s/></text:p>
          </table:table-cell>
          <table:table-cell office:value-type="string">
            <text:p>CMN&lt;c&gt; &lt;Rn&gt;, &lt;Rm&gt;</text:p>
          </table:table-cell>
          <table:table-cell office:value-type="string">
            <text:p>T1</text:p>
          </table:table-cell>
          <table:table-cell office:value-type="string">
            <text:p>A8.8.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ORRS &lt;Rd&gt;, &lt;Rm&gt; Outside IT block ORR&lt;c&gt; &lt;Rd&gt;, &lt;Rm&gt;Inside IT block </text:p>
          </table:table-cell>
          <table:table-cell office:value-type="string">
            <text:p>T1</text:p>
          </table:table-cell>
          <table:table-cell office:value-type="string">
            <text:p>A8.8.12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MULS &lt;Rd&gt;, &lt;Rn&gt;, &lt;Rd&gt; Outside IT block MUL&lt;c&gt; &lt;Rdm&gt;, &lt;Rn&gt;, &lt;Rdm&gt; Inside IT block </text:p>
          </table:table-cell>
          <table:table-cell office:value-type="string">
            <text:p>T1</text:p>
          </table:table-cell>
          <table:table-cell office:value-type="string">
            <text:p>A8.8.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BICS &lt;Rd&gt;, &lt;Rm&gt; Outside IT block BIC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MVNS &lt;Rd&gt;, &lt;Rm&gt; Outside IT block MVN&lt;c&gt; &lt;Rd&gt;, &lt;Rm&gt; Inside IT block </text:p>
          </table:table-cell>
          <table:table-cell office:value-type="string">
            <text:p>T1</text:p>
          </table:table-cell>
          <table:table-cell office:value-type="string">
            <text:p>A8.8.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<text:s/></text:p>
          </table:table-cell>
          <table:table-cell office:value-type="string">
            <text:p>ADD&lt;c&gt; SP, &lt;Rm&gt;</text:p>
          </table:table-cell>
          <table:table-cell office:value-type="string">
            <text:p>T2</text:p>
          </table:table-cell>
          <table:table-cell office:value-type="string">
            <text:p>A8.8.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DD&lt;c&gt; &lt;Rd&gt;, SP, &lt;Rd&gt;</text:p>
          </table:table-cell>
          <table:table-cell office:value-type="string">
            <text:p>T1</text:p>
          </table:table-cell>
          <table:table-cell office:value-type="string">
            <text:p>A8.8.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ADD&lt;c&gt; &lt;Rd&gt;, &lt;Rm&gt; If &lt;Rd&gt; is the PC, must be Outside or last in IT block.</text:p>
          </table:table-cell>
          <table:table-cell office:value-type="string">
            <text:p>T2</text:p>
          </table:table-cell>
          <table:table-cell office:value-type="string">
            <text:p>A8.8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4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16" office:value-type="string">
            <text:p><text:s/></text:p>
          </table:table-cell>
          <table:table-cell office:value-type="string">
            <text:p>CMP&lt;c&gt; &lt;Rn&gt;, &lt;Rm&gt; - &lt;Rn&gt; and &lt;Rm&gt; not both from R0-R7</text:p>
          </table:table-cell>
          <table:table-cell office:value-type="string">
            <text:p>T2</text:p>
          </table:table-cell>
          <table:table-cell office:value-type="string">
            <text:p>A8.8.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MOV&lt;c&gt; &lt;Rd&gt;, &lt;Rm&gt; If &lt;Rd&gt; is the PC, must be Outside or last in IT block</text:p>
          </table:table-cell>
          <table:table-cell office:value-type="string">
            <text:p>T1</text:p>
          </table:table-cell>
          <table:table-cell office:value-type="string">
            <text:p>A8.8.1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3" office:value-type="string">
            <text:p>(0)</text:p>
          </table:table-cell>
          <table:table-cell table:number-columns-repeated="16" office:value-type="string">
            <text:p><text:s/></text:p>
          </table:table-cell>
          <table:table-cell office:value-type="string">
            <text:p>BX&lt;c&gt; &lt;Rm&gt; Outside or last in IT block</text:p>
          </table:table-cell>
          <table:table-cell office:value-type="string">
            <text:p>T1</text:p>
          </table:table-cell>
          <table:table-cell office:value-type="string">
            <text:p>A8.8.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3" office:value-type="string">
            <text:p>(0)</text:p>
          </table:table-cell>
          <table:table-cell table:number-columns-repeated="16" office:value-type="string">
            <text:p><text:s/></text:p>
          </table:table-cell>
          <table:table-cell office:value-type="string">
            <text:p>BLX&lt;c&gt; &lt;Rm&gt; Outside or last in IT block</text:p>
          </table:table-cell>
          <table:table-cell office:value-type="string">
            <text:p>T1</text:p>
          </table:table-cell>
          <table:table-cell office:value-type="string">
            <text:p>A8.8.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t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LDR&lt;c&gt; &lt;Rt&gt;, &lt;label&gt;</text:p>
          </table:table-cell>
          <table:table-cell office:value-type="string">
            <text:p>T1</text:p>
          </table:table-cell>
          <table:table-cell office:value-type="string">
            <text:p>A8.8.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&lt;c&gt; &lt;Rt&gt;, [&lt;Rn&gt;, &lt;Rm&gt;, LSL #2]</text:p>
          </table:table-cell>
          <table:table-cell office:value-type="string">
            <text:p>T1</text:p>
          </table:table-cell>
          <table:table-cell office:value-type="string">
            <text:p>A9.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2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H&lt;c&gt; &lt;Rt&gt;, [&lt;Rn&gt;, &lt;Rm&gt;, LSL #1]</text:p>
          </table:table-cell>
          <table:table-cell office:value-type="string">
            <text:p>T1</text:p>
          </table:table-cell>
          <table:table-cell office:value-type="string">
            <text:p>A9.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H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2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B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2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SB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&lt;c&gt; &lt;Rt&gt;, [&lt;Rn&gt;, &lt;, &lt;Rm&gt;, LSL #2]</text:p>
          </table:table-cell>
          <table:table-cell office:value-type="string">
            <text:p>T1</text:p>
          </table:table-cell>
          <table:table-cell office:value-type="string">
            <text:p>A9.4.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H&lt;c&gt; &lt;Rt&gt;, [&lt;Rn&gt;, &lt;, &lt;Rm&gt;, LSL #1]</text:p>
          </table:table-cell>
          <table:table-cell office:value-type="string">
            <text:p>T1</text:p>
          </table:table-cell>
          <table:table-cell office:value-type="string">
            <text:p>A9.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H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B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7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SH&lt;c&gt; &lt;Rt&gt;, [&lt;Rn&gt;, &lt;Rm&gt;, LSL #1]</text:p>
          </table:table-cell>
          <table:table-cell office:value-type="string">
            <text:p>T1</text:p>
          </table:table-cell>
          <table:table-cell office:value-type="string">
            <text:p>A9.4.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SH&lt;c&gt; &lt;Rt&gt;, [&lt;Rn&gt;, &lt;Rm&gt;]</text:p>
          </table:table-cell>
          <table:table-cell office:value-type="string">
            <text:p>T1</text:p>
          </table:table-cell>
          <table:table-cell office:value-type="string">
            <text:p>A8.8.9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&lt;c&gt; &lt;Rt&gt;, [&lt;Rn&gt;{, #&lt;imm&gt;}]</text:p>
          </table:table-cell>
          <table:table-cell office:value-type="string">
            <text:p>T1</text:p>
          </table:table-cell>
          <table:table-cell office:value-type="string">
            <text:p>A8.8.203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&lt;c&gt; &lt;Rt&gt;, [&lt;Rn&gt;{, #&lt;imm&gt;}]</text:p>
          </table:table-cell>
          <table:table-cell office:value-type="string">
            <text:p>T1</text:p>
          </table:table-cell>
          <table:table-cell office:value-type="string">
            <text:p>A8.8.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B&lt;c&gt; &lt;Rt&gt;, [&lt;Rn&gt;, #&lt;imm5&gt;]</text:p>
          </table:table-cell>
          <table:table-cell office:value-type="string">
            <text:p>T1</text:p>
          </table:table-cell>
          <table:table-cell office:value-type="string">
            <text:p>A8.8.2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B&lt;c&gt; &lt;Rt&gt;, [&lt;Rn&gt;{, #&lt;imm5&gt;}]</text:p>
          </table:table-cell>
          <table:table-cell office:value-type="string">
            <text:p>T1</text:p>
          </table:table-cell>
          <table:table-cell office:value-type="string">
            <text:p>A8.8.6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STRH&lt;c&gt; &lt;Rt&gt;, [&lt;Rn&gt;{, #&lt;imm&gt;}]</text:p>
          </table:table-cell>
          <table:table-cell office:value-type="string">
            <text:p>T1</text:p>
          </table:table-cell>
          <table:table-cell office:value-type="string">
            <text:p>A8.8.21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3" office:value-type="string">
            <text:p>t</text:p>
          </table:table-cell>
          <table:table-cell table:number-columns-repeated="16" office:value-type="string">
            <text:p><text:s/></text:p>
          </table:table-cell>
          <table:table-cell office:value-type="string">
            <text:p>LDRH&lt;c&gt; &lt;Rt&gt;, [&lt;Rn&gt;{, #&lt;imm&gt;}]</text:p>
          </table:table-cell>
          <table:table-cell office:value-type="string">
            <text:p>T1</text:p>
          </table:table-cell>
          <table:table-cell office:value-type="string">
            <text:p>A8.8.7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STR&lt;c&gt; &lt;Rt&gt;, [SP, #&lt;imm&gt;]</text:p>
          </table:table-cell>
          <table:table-cell office:value-type="string">
            <text:p>T2</text:p>
          </table:table-cell>
          <table:table-cell office:value-type="string">
            <text:p>A8.8.20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t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LDR&lt;c&gt; &lt;Rt&gt;, [SP{, #&lt;imm&gt;}]</text:p>
          </table:table-cell>
          <table:table-cell office:value-type="string">
            <text:p>T2</text:p>
          </table:table-cell>
          <table:table-cell office:value-type="string">
            <text:p>A8.8.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d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ADR&lt;c&gt; &lt;Rd&gt;, &lt;label&gt;</text:p>
          </table:table-cell>
          <table:table-cell office:value-type="string">
            <text:p>T1</text:p>
          </table:table-cell>
          <table:table-cell office:value-type="string">
            <text:p>A8.8.1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d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ADD&lt;c&gt; &lt;Rd&gt;, SP, #&lt;imm&gt;</text:p>
          </table:table-cell>
          <table:table-cell office:value-type="string">
            <text:p>T1</text:p>
          </table:table-cell>
          <table:table-cell office:value-type="string">
            <text:p>A8.8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ADD&lt;c&gt; SP, SP, #&lt;imm&gt;</text:p>
          </table:table-cell>
          <table:table-cell office:value-type="string">
            <text:p>T2</text:p>
          </table:table-cell>
          <table:table-cell office:value-type="string">
            <text:p>A8.8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SUB&lt;c&gt; SP, SP, #&lt;imm&gt;</text:p>
          </table:table-cell>
          <table:table-cell office:value-type="string">
            <text:p>T1</text:p>
          </table:table-cell>
          <table:table-cell office:value-type="string">
            <text:p>A8.8.2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SXTH&lt;c&gt; &lt;Rd&gt;, &lt;Rm&gt;</text:p>
          </table:table-cell>
          <table:table-cell office:value-type="string">
            <text:p>T1</text:p>
          </table:table-cell>
          <table:table-cell office:value-type="string">
            <text:p>A8.8.2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SXTB&lt;c&gt; &lt;Rd&gt;, &lt;Rm&gt;</text:p>
          </table:table-cell>
          <table:table-cell office:value-type="string">
            <text:p>T1</text:p>
          </table:table-cell>
          <table:table-cell office:value-type="string">
            <text:p>A8.8.2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UXTH&lt;c&gt; &lt;Rd&gt;, &lt;Rm&gt;</text:p>
          </table:table-cell>
          <table:table-cell office:value-type="string">
            <text:p>T1</text:p>
          </table:table-cell>
          <table:table-cell office:value-type="string">
            <text:p>A8.8.2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UXTB&lt;c&gt; &lt;Rd&gt;, &lt;Rm&gt;</text:p>
          </table:table-cell>
          <table:table-cell office:value-type="string">
            <text:p>T1</text:p>
          </table:table-cell>
          <table:table-cell office:value-type="string">
            <text:p>A8.8.2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8" office:value-type="string">
            <text:p>r</text:p>
          </table:table-cell>
          <table:table-cell table:number-columns-repeated="16" office:value-type="string">
            <text:p><text:s/></text:p>
          </table:table-cell>
          <table:table-cell office:value-type="string">
            <text:p>PUSH&lt;c&gt; &lt;registers&gt;</text:p>
          </table:table-cell>
          <table:table-cell office:value-type="string">
            <text:p>T1</text:p>
          </table:table-cell>
          <table:table-cell office:value-type="string">
            <text:p>A8.8.1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1)</text:p>
          </table:table-cell>
          <table:table-cell office:value-type="string">
            <text:p>E</text:p>
          </table:table-cell>
          <table:table-cell table:number-columns-repeated="3" office:value-type="string">
            <text:p>(0)</text:p>
          </table:table-cell>
          <table:table-cell table:number-columns-repeated="16" office:value-type="string">
            <text:p><text:s/></text:p>
          </table:table-cell>
          <table:table-cell office:value-type="string">
            <text:p>SETEND &lt;endian specifier&gt; Not permitted in IT block</text:p>
          </table:table-cell>
          <table:table-cell office:value-type="string">
            <text:p>T1</text:p>
          </table:table-cell>
          <table:table-cell office:value-type="string">
            <text:p>A8.8.1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(0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table:number-columns-repeated="16" office:value-type="string">
            <text:p><text:s/></text:p>
          </table:table-cell>
          <table:table-cell office:value-type="string">
            <text:p>CPS&lt;effect&gt; &lt;iflags&gt; - Not permitted in IT block</text:p>
          </table:table-cell>
          <table:table-cell office:value-type="string">
            <text:p>T1</text:p>
          </table:table-cell>
          <table:table-cell office:value-type="string">
            <text:p>B9.3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REV&lt;c&gt; &lt;Rd&gt;, &lt;Rm&gt;</text:p>
          </table:table-cell>
          <table:table-cell office:value-type="string">
            <text:p>T1</text:p>
          </table:table-cell>
          <table:table-cell office:value-type="string">
            <text:p>A8.8.1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REV16&lt;c&gt; &lt;Rd&gt;, &lt;Rm&gt;</text:p>
          </table:table-cell>
          <table:table-cell office:value-type="string">
            <text:p>T1</text:p>
          </table:table-cell>
          <table:table-cell office:value-type="string">
            <text:p>A8.8.1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table:number-columns-repeated="16" office:value-type="string">
            <text:p><text:s/></text:p>
          </table:table-cell>
          <table:table-cell office:value-type="string">
            <text:p>REVSH&lt;c&gt; &lt;Rd&gt;, &lt;Rm&gt;</text:p>
          </table:table-cell>
          <table:table-cell office:value-type="string">
            <text:p>T1</text:p>
          </table:table-cell>
          <table:table-cell office:value-type="string">
            <text:p>A8.8.1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8" office:value-type="string">
            <text:p>r</text:p>
          </table:table-cell>
          <table:table-cell table:number-columns-repeated="16" office:value-type="string">
            <text:p><text:s/></text:p>
          </table:table-cell>
          <table:table-cell office:value-type="string">
            <text:p>POP&lt;c&gt; &lt;registers&gt;</text:p>
          </table:table-cell>
          <table:table-cell office:value-type="string">
            <text:p>T1</text:p>
          </table:table-cell>
          <table:table-cell office:value-type="string">
            <text:p>A8.8.1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BKPT #&lt;imm8&gt;</text:p>
          </table:table-cell>
          <table:table-cell office:value-type="string">
            <text:p>T1</text:p>
          </table:table-cell>
          <table:table-cell office:value-type="string">
            <text:p>A8.8.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6" office:value-type="string">
            <text:p><text:s/></text:p>
          </table:table-cell>
          <table:table-cell office:value-type="string">
            <text:p>NOP&lt;c&gt;</text:p>
          </table:table-cell>
          <table:table-cell office:value-type="string">
            <text:p>T1</text:p>
          </table:table-cell>
          <table:table-cell office:value-type="string">
            <text:p>A8.8.1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6" office:value-type="string">
            <text:p><text:s/></text:p>
          </table:table-cell>
          <table:table-cell office:value-type="string">
            <text:p>YIELD&lt;c&gt;</text:p>
          </table:table-cell>
          <table:table-cell office:value-type="string">
            <text:p>T1</text:p>
          </table:table-cell>
          <table:table-cell office:value-type="string">
            <text:p>A8.8.4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6" office:value-type="string">
            <text:p><text:s/></text:p>
          </table:table-cell>
          <table:table-cell office:value-type="string">
            <text:p>WFE&lt;c&gt;</text:p>
          </table:table-cell>
          <table:table-cell office:value-type="string">
            <text:p>T1</text:p>
          </table:table-cell>
          <table:table-cell office:value-type="string">
            <text:p>A8.8.4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6" office:value-type="string">
            <text:p><text:s/></text:p>
          </table:table-cell>
          <table:table-cell office:value-type="string">
            <text:p>WFI&lt;c&gt;</text:p>
          </table:table-cell>
          <table:table-cell office:value-type="string">
            <text:p>T1</text:p>
          </table:table-cell>
          <table:table-cell office:value-type="string">
            <text:p>A8.8.4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6" office:value-type="string">
            <text:p><text:s/></text:p>
          </table:table-cell>
          <table:table-cell office:value-type="string">
            <text:p>SEV&lt;c&gt;</text:p>
          </table:table-cell>
          <table:table-cell office:value-type="string">
            <text:p>T1</text:p>
          </table:table-cell>
          <table:table-cell office:value-type="string">
            <text:p>A8.8.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m</text:p>
          </table:table-cell>
          <table:table-cell table:number-columns-repeated="16" office:value-type="string">
            <text:p><text:s/></text:p>
          </table:table-cell>
          <table:table-cell office:value-type="string">
            <text:p>IT{&lt;x&gt;{&lt;y&gt;{&lt;z&gt;}}} &lt;firstcond&gt; Not permitted in IT block</text:p>
          </table:table-cell>
          <table:table-cell office:value-type="string">
            <text:p>T1</text:p>
          </table:table-cell>
          <table:table-cell office:value-type="string">
            <text:p>A8.8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string">
            <text:p>n</text:p>
          </table:table-cell>
          <table:table-cell table:number-columns-repeated="16" office:value-type="string">
            <text:p><text:s/></text:p>
          </table:table-cell>
          <table:table-cell office:value-type="string">
            <text:p>CB{N}Z &lt;Rn&gt;, &lt;label&gt; Not permitted in IT block.</text:p>
          </table:table-cell>
          <table:table-cell office:value-type="string">
            <text:p>T1</text:p>
          </table:table-cell>
          <table:table-cell office:value-type="string">
            <text:p>A8.8.2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n</text:p>
          </table:table-cell>
          <table:table-cell table:number-columns-repeated="8" office:value-type="string">
            <text:p>r</text:p>
          </table:table-cell>
          <table:table-cell table:number-columns-repeated="16" office:value-type="string">
            <text:p><text:s/></text:p>
          </table:table-cell>
          <table:table-cell office:value-type="string">
            <text:p>STM&lt;c&gt; &lt;Rn&gt;!, &lt;registers&gt;</text:p>
          </table:table-cell>
          <table:table-cell office:value-type="string">
            <text:p>T1</text:p>
          </table:table-cell>
          <table:table-cell office:value-type="string">
            <text:p>A8.8.1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7" office:value-type="string">
            <text:p>r</text:p>
          </table:table-cell>
          <table:table-cell table:number-columns-repeated="16" office:value-type="string">
            <text:p><text:s/></text:p>
          </table:table-cell>
          <table:table-cell office:value-type="string">
            <text:p>LDM&lt;c&gt; &lt;Rn&gt;!, &lt;registers&gt; &lt;Rn&gt; not included in &lt;registers&gt;LDM&lt;c&gt; &lt;Rn&gt;, &lt;registers&gt; &lt;Rn&gt; included in &lt;registers&gt;</text:p>
          </table:table-cell>
          <table:table-cell office:value-type="string">
            <text:p>T1</text:p>
          </table:table-cell>
          <table:table-cell office:value-type="string">
            <text:p>A8.8.5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UDF&lt;c&gt; #&lt;imm8&gt;</text:p>
          </table:table-cell>
          <table:table-cell office:value-type="string">
            <text:p>T1</text:p>
          </table:table-cell>
          <table:table-cell office:value-type="string">
            <text:p>A8.8.24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SVC&lt;c&gt; #&lt;imm8&gt;</text:p>
          </table:table-cell>
          <table:table-cell office:value-type="string">
            <text:p>T1</text:p>
          </table:table-cell>
          <table:table-cell office:value-type="string">
            <text:p>A8.8.22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c</text:p>
          </table:table-cell>
          <table:table-cell table:number-columns-repeated="8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B&lt;c&gt; &lt;label&gt; Not permitted in IT block.</text:p>
          </table:table-cell>
          <table:table-cell office:value-type="string">
            <text:p>T1</text:p>
          </table:table-cell>
          <table:table-cell office:value-type="string">
            <text:p>A8.8.1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1" office:value-type="string">
            <text:p>x</text:p>
          </table:table-cell>
          <table:table-cell table:number-columns-repeated="16" office:value-type="string">
            <text:p><text:s/></text:p>
          </table:table-cell>
          <table:table-cell office:value-type="string">
            <text:p>B&lt;c&gt; &lt;label&gt; Outside or last in IT block</text:p>
          </table:table-cell>
          <table:table-cell office:value-type="string">
            <text:p>T2</text:p>
          </table:table-cell>
          <table:table-cell office:value-type="string">
            <text:p>A8.8.1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(1)</text:p>
          </table:table-cell>
          <table:table-cell office:value-type="string">
            <text:p>(0)</text:p>
          </table:table-cell>
          <table:table-cell table:number-columns-repeated="3" office:value-type="string">
            <text:p>(1)</text:p>
          </table:table-cell>
          <table:table-cell table:number-columns-repeated="9" office:value-type="string">
            <text:p>(0)</text:p>
          </table:table-cell>
          <table:table-cell table:number-columns-repeated="5" office:value-type="string">
            <text:p>m</text:p>
          </table:table-cell>
          <table:table-cell office:value-type="string">
            <text:p>SRSDB&lt;c&gt; SP{!}, #&lt;mode&gt;</text:p>
          </table:table-cell>
          <table:table-cell office:value-type="string">
            <text:p>T1</text:p>
          </table:table-cell>
          <table:table-cell office:value-type="string">
            <text:p>B9.3.1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(1)</text:p>
          </table:table-cell>
          <table:table-cell table:number-columns-repeated="14" office:value-type="string">
            <text:p>(0)</text:p>
          </table:table-cell>
          <table:table-cell office:value-type="string">
            <text:p>RFEDB&lt;c&gt; &lt;Rn&gt;{!} Outside or last in IT block</text:p>
          </table:table-cell>
          <table:table-cell office:value-type="string">
            <text:p>T1</text:p>
          </table:table-cell>
          <table:table-cell office:value-type="string">
            <text:p>B9.3.1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STREX&lt;c&gt; &lt;Rd&gt;, &lt;Rt&gt;, [&lt;Rn&gt;{, #&lt;imm&gt;}]</text:p>
          </table:table-cell>
          <table:table-cell office:value-type="string">
            <text:p>T1</text:p>
          </table:table-cell>
          <table:table-cell office:value-type="string">
            <text:p>A8.8.21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table:number-columns-repeated="8" office:value-type="string">
            <text:p>x</text:p>
          </table:table-cell>
          <table:table-cell office:value-type="string">
            <text:p>LDREX&lt;c&gt; &lt;Rt&gt;, [&lt;Rn&gt;{, #&lt;imm&gt;}]</text:p>
          </table:table-cell>
          <table:table-cell office:value-type="string">
            <text:p>T1</text:p>
          </table:table-cell>
          <table:table-cell office:value-type="string">
            <text:p>A8.8.7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(0)</text:p>
          </table:table-cell>
          <table:table-cell table:number-columns-repeated="13" office:value-type="string">
            <text:p>r</text:p>
          </table:table-cell>
          <table:table-cell office:value-type="string">
            <text:p>POP&lt;c&gt;.W &lt;registers&gt;</text:p>
          </table:table-cell>
          <table:table-cell office:value-type="string">
            <text:p>T2</text:p>
          </table:table-cell>
          <table:table-cell office:value-type="string">
            <text:p>A8.8.13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office:value-type="string">
            <text:p>M</text:p>
          </table:table-cell>
          <table:table-cell office:value-type="string">
            <text:p>(0)</text:p>
          </table:table-cell>
          <table:table-cell table:number-columns-repeated="13" office:value-type="string">
            <text:p>r</text:p>
          </table:table-cell>
          <table:table-cell office:value-type="string">
            <text:p>STM&lt;c&gt;.W &lt;Rn&gt;{!}, &lt;registers&gt;</text:p>
          </table:table-cell>
          <table:table-cell office:value-type="string">
            <text:p>T2</text:p>
          </table:table-cell>
          <table:table-cell office:value-type="string">
            <text:p>A8.8.19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(0)</text:p>
          </table:table-cell>
          <table:table-cell table:number-columns-repeated="13" office:value-type="string">
            <text:p>r</text:p>
          </table:table-cell>
          <table:table-cell office:value-type="string">
            <text:p>LDM&lt;c&gt;.W &lt;Rn&gt;{!}, &lt;registers&gt;</text:p>
          </table:table-cell>
          <table:table-cell office:value-type="string">
            <text:p>T2</text:p>
          </table:table-cell>
          <table:table-cell office:value-type="string">
            <text:p>A8.8.5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office:value-type="string">
            <text:p>STREXB&lt;c&gt; &lt;Rd&gt;, &lt;Rt&gt;, [&lt;Rn&gt;]</text:p>
          </table:table-cell>
          <table:table-cell office:value-type="string">
            <text:p>T1</text:p>
          </table:table-cell>
          <table:table-cell office:value-type="string">
            <text:p>A8.8.21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string">
            <text:p>STREXH&lt;c&gt; &lt;Rd&gt;, &lt;Rt&gt;, [&lt;Rn&gt;]</text:p>
          </table:table-cell>
          <table:table-cell office:value-type="string">
            <text:p>T1</text:p>
          </table:table-cell>
          <table:table-cell office:value-type="string">
            <text:p>A8.8.21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string">
            <text:p>STREXD&lt;c&gt; &lt;Rd&gt;, &lt;Rt&gt;, &lt;Rt2&gt;, [&lt;Rn&gt;]</text:p>
          </table:table-cell>
          <table:table-cell office:value-type="string">
            <text:p>T1</text:p>
          </table:table-cell>
          <table:table-cell office:value-type="string">
            <text:p>A8.8.21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</text:p>
          </table:table-cell>
          <table:table-cell table:number-columns-repeated="4" office:value-type="string">
            <text:p>m</text:p>
          </table:table-cell>
          <table:table-cell office:value-type="string">
            <text:p>TBB&lt;c&gt; [&lt;Rn&gt;, &lt;Rm&gt;] Outside or last in IT block TBH&lt;c&gt; [&lt;Rn&gt;, &lt;Rm&gt;, LSL #1] Outside or last in IT block</text:p>
          </table:table-cell>
          <table:table-cell office:value-type="string">
            <text:p>T1</text:p>
          </table:table-cell>
          <table:table-cell office:value-type="string">
            <text:p>A8.8.23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string">
            <text:p>LDREXB&lt;c&gt; &lt;Rt&gt;, [&lt;Rn&gt;]</text:p>
          </table:table-cell>
          <table:table-cell office:value-type="string">
            <text:p>T1</text:p>
          </table:table-cell>
          <table:table-cell office:value-type="string">
            <text:p>A8.8.7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LDREXH&lt;c&gt; &lt;Rt&gt;, [&lt;Rn&gt;]</text:p>
          </table:table-cell>
          <table:table-cell office:value-type="string">
            <text:p>T1</text:p>
          </table:table-cell>
          <table:table-cell office:value-type="string">
            <text:p>A8.8.7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LDREXD&lt;c&gt; &lt;Rt&gt;, &lt;Rt2&gt;, [&lt;Rn&gt;]</text:p>
          </table:table-cell>
          <table:table-cell office:value-type="string">
            <text:p>T1</text:p>
          </table:table-cell>
          <table:table-cell office:value-type="string">
            <text:p>A8.8.7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string">
            <text:p>M</text:p>
          </table:table-cell>
          <table:table-cell office:value-type="string">
            <text:p>(0)</text:p>
          </table:table-cell>
          <table:table-cell table:number-columns-repeated="13" office:value-type="string">
            <text:p>r</text:p>
          </table:table-cell>
          <table:table-cell office:value-type="string">
            <text:p>PUSH&lt;c&gt;.W &lt;registers&gt;</text:p>
          </table:table-cell>
          <table:table-cell office:value-type="string">
            <text:p>T2</text:p>
          </table:table-cell>
          <table:table-cell office:value-type="string">
            <text:p>A8.8.13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office:value-type="string">
            <text:p>M</text:p>
          </table:table-cell>
          <table:table-cell office:value-type="string">
            <text:p>(0)</text:p>
          </table:table-cell>
          <table:table-cell table:number-columns-repeated="13" office:value-type="string">
            <text:p>r</text:p>
          </table:table-cell>
          <table:table-cell office:value-type="string">
            <text:p>STMDB&lt;c&gt; &lt;Rn&gt;{!}, &lt;registers&gt;</text:p>
          </table:table-cell>
          <table:table-cell office:value-type="string">
            <text:p>T1</text:p>
          </table:table-cell>
          <table:table-cell office:value-type="string">
            <text:p>A8.8.20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(0)</text:p>
          </table:table-cell>
          <table:table-cell table:number-columns-repeated="13" office:value-type="string">
            <text:p>r</text:p>
          </table:table-cell>
          <table:table-cell office:value-type="string">
            <text:p>LDMDB&lt;c&gt; &lt;Rn&gt;{!}, &lt;registers&gt;</text:p>
          </table:table-cell>
          <table:table-cell office:value-type="string">
            <text:p>T1</text:p>
          </table:table-cell>
          <table:table-cell office:value-type="string">
            <text:p>A8.8.6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(1)</text:p>
          </table:table-cell>
          <table:table-cell office:value-type="string">
            <text:p>(0)</text:p>
          </table:table-cell>
          <table:table-cell table:number-columns-repeated="3" office:value-type="string">
            <text:p>(1)</text:p>
          </table:table-cell>
          <table:table-cell table:number-columns-repeated="9" office:value-type="string">
            <text:p>(0)</text:p>
          </table:table-cell>
          <table:table-cell table:number-columns-repeated="5" office:value-type="string">
            <text:p>m</text:p>
          </table:table-cell>
          <table:table-cell office:value-type="string">
            <text:p>SRS{IA}&lt;c&gt; SP{!}, #&lt;mode&gt;</text:p>
          </table:table-cell>
          <table:table-cell office:value-type="string">
            <text:p>T2</text:p>
          </table:table-cell>
          <table:table-cell office:value-type="string">
            <text:p>B9.3.1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(1)</text:p>
          </table:table-cell>
          <table:table-cell table:number-columns-repeated="14" office:value-type="string">
            <text:p>(0)</text:p>
          </table:table-cell>
          <table:table-cell office:value-type="string">
            <text:p>RFE{IA}&lt;c&gt; &lt;Rn&gt;{!} Outside or last in IT block</text:p>
          </table:table-cell>
          <table:table-cell office:value-type="string">
            <text:p>T2</text:p>
          </table:table-cell>
          <table:table-cell office:value-type="string">
            <text:p>B9.3.1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T</text:p>
          </table:table-cell>
          <table:table-cell table:number-columns-repeated="8" office:value-type="string">
            <text:p>x</text:p>
          </table:table-cell>
          <table:table-cell office:value-type="string">
            <text:p>STRD&lt;c&gt; &lt;Rt&gt;, &lt;Rt2&gt;, [&lt;Rn&gt;{, #+/-&lt;imm&gt;}]STRD&lt;c&gt; &lt;Rt&gt;, &lt;Rt2&gt;, [&lt;Rn&gt;], #+/-&lt;imm&gt;STRD&lt;c&gt; &lt;Rt&gt;, &lt;Rt2&gt;, [&lt;Rn&gt;, #+/-&lt;imm&gt;]!</text:p>
          </table:table-cell>
          <table:table-cell office:value-type="string">
            <text:p>T1</text:p>
          </table:table-cell>
          <table:table-cell office:value-type="string">
            <text:p>A8.8.21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T</text:p>
          </table:table-cell>
          <table:table-cell table:number-columns-repeated="8" office:value-type="string">
            <text:p>x</text:p>
          </table:table-cell>
          <table:table-cell office:value-type="string">
            <text:p>LDRD&lt;c&gt; &lt;Rt&gt;, &lt;Rt2&gt;, &lt;label&gt;LDRD&lt;c&gt; &lt;Rt&gt;, &lt;Rt2&gt;, [PC, #-0] Special case</text:p>
          </table:table-cell>
          <table:table-cell office:value-type="string">
            <text:p>T1</text:p>
          </table:table-cell>
          <table:table-cell office:value-type="string">
            <text:p>A8.8.7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T</text:p>
          </table:table-cell>
          <table:table-cell table:number-columns-repeated="8" office:value-type="string">
            <text:p>x</text:p>
          </table:table-cell>
          <table:table-cell office:value-type="string">
            <text:p>LDRD&lt;c&gt; &lt;Rt&gt;, &lt;Rt2&gt;, [&lt;Rn&gt;{, #+/-&lt;imm&gt;}]LDRD&lt;c&gt; &lt;Rt&gt;, &lt;Rt2&gt;, [&lt;Rn&gt;], #+/-&lt;imm&gt;LDRD&lt;c&gt; &lt;Rt&gt;, &lt;Rt2&gt;, [&lt;Rn&gt;, #+/-&lt;imm&gt;]!</text:p>
          </table:table-cell>
          <table:table-cell office:value-type="string">
            <text:p>T1</text:p>
          </table:table-cell>
          <table:table-cell office:value-type="string">
            <text:p>A8.8.7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TST&lt;c&gt;.W &lt;Rn&gt;, &lt;Rm&gt;{, &lt;shift&gt;}</text:p>
          </table:table-cell>
          <table:table-cell office:value-type="string">
            <text:p>T2</text:p>
          </table:table-cell>
          <table:table-cell office:value-type="string">
            <text:p>A8.8.24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AND{S}&lt;c&gt;.W &lt;Rd&gt;, &lt;Rn&gt;, &lt;Rm&gt;{, &lt;shift&gt;}</text:p>
          </table:table-cell>
          <table:table-cell office:value-type="string">
            <text:p>T2</text:p>
          </table:table-cell>
          <table:table-cell office:value-type="string">
            <text:p>A8.8.1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BIC{S}&lt;c&gt;.W &lt;Rd&gt;, &lt;Rn&gt;, &lt;Rm&gt;{, &lt;shift&gt;}</text:p>
          </table:table-cell>
          <table:table-cell office:value-type="string">
            <text:p>T2</text:p>
          </table:table-cell>
          <table:table-cell office:value-type="string">
            <text:p>A8.8.2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MOV{S}&lt;c&gt;.W &lt;Rd&gt;, &lt;Rm&gt;</text:p>
          </table:table-cell>
          <table:table-cell office:value-type="string">
            <text:p>T3</text:p>
          </table:table-cell>
          <table:table-cell office:value-type="string">
            <text:p>A8.8.10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RRX{S}&lt;c&gt; &lt;Rd&gt;, &lt;Rm&gt;</text:p>
          </table:table-cell>
          <table:table-cell office:value-type="string">
            <text:p>T1</text:p>
          </table:table-cell>
          <table:table-cell office:value-type="string">
            <text:p>A8.8.15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LSL{S}&lt;c&gt;.W &lt;Rd&gt;, &lt;Rm&gt;, #&lt;imm5&gt;</text:p>
          </table:table-cell>
          <table:table-cell office:value-type="string">
            <text:p>T2</text:p>
          </table:table-cell>
          <table:table-cell office:value-type="string">
            <text:p>A8.8.9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LSR{S}&lt;c&gt;.W &lt;Rd&gt;, &lt;Rm&gt;, #&lt;imm&gt;</text:p>
          </table:table-cell>
          <table:table-cell office:value-type="string">
            <text:p>T2</text:p>
          </table:table-cell>
          <table:table-cell office:value-type="string">
            <text:p>A8.8.9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ASR{S}&lt;c&gt;.W &lt;Rd&gt;, &lt;Rm&gt;, #&lt;imm&gt;</text:p>
          </table:table-cell>
          <table:table-cell office:value-type="string">
            <text:p>T2</text:p>
          </table:table-cell>
          <table:table-cell office:value-type="string">
            <text:p>A8.8.1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ROR{S}&lt;c&gt; &lt;Rd&gt;, &lt;Rm&gt;, #&lt;imm&gt;</text:p>
          </table:table-cell>
          <table:table-cell office:value-type="string">
            <text:p>T1</text:p>
          </table:table-cell>
          <table:table-cell office:value-type="string">
            <text:p>A8.8.14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ORR{S}&lt;c&gt;.W &lt;Rd&gt;, &lt;Rn&gt;, &lt;Rm&gt;{, &lt;shift&gt;}</text:p>
          </table:table-cell>
          <table:table-cell office:value-type="string">
            <text:p>T2</text:p>
          </table:table-cell>
          <table:table-cell office:value-type="string">
            <text:p>A8.8.12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MVN{S}&lt;c&gt;.W &lt;Rd&gt;, &lt;Rm&gt;{, &lt;shift&gt;}</text:p>
          </table:table-cell>
          <table:table-cell office:value-type="string">
            <text:p>T2</text:p>
          </table:table-cell>
          <table:table-cell office:value-type="string">
            <text:p>A8.8.11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ORN{S}&lt;c&gt; &lt;Rd&gt;, &lt;Rn&gt;, &lt;Rm&gt;{, &lt;shift&gt;}</text:p>
          </table:table-cell>
          <table:table-cell office:value-type="string">
            <text:p>T1</text:p>
          </table:table-cell>
          <table:table-cell office:value-type="string">
            <text:p>A8.8.12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TEQ&lt;c&gt; &lt;Rn&gt;, &lt;Rm&gt;{, &lt;shift&gt;}</text:p>
          </table:table-cell>
          <table:table-cell office:value-type="string">
            <text:p>T1</text:p>
          </table:table-cell>
          <table:table-cell office:value-type="string">
            <text:p>A8.8.23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EOR{S}&lt;c&gt;.W &lt;Rd&gt;, &lt;Rn&gt;, &lt;Rm&gt;{, &lt;shift&gt;}</text:p>
          </table:table-cell>
          <table:table-cell office:value-type="string">
            <text:p>T2</text:p>
          </table:table-cell>
          <table:table-cell office:value-type="string">
            <text:p>A8.8.4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string">
            <text:p>tb</text:p>
          </table:table-cell>
          <table:table-cell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PKHBT&lt;c&gt; &lt;Rd&gt;, &lt;Rn&gt;, &lt;Rm&gt;{, LSL #&lt;imm&gt;}PKHTB&lt;c&gt; &lt;Rd&gt;, &lt;Rn&gt;, &lt;Rm&gt;{, ASR #&lt;imm&gt;}</text:p>
          </table:table-cell>
          <table:table-cell office:value-type="string">
            <text:p>T1</text:p>
          </table:table-cell>
          <table:table-cell office:value-type="string">
            <text:p>A8.8.12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CMN&lt;c&gt;.W &lt;Rn&gt;, &lt;Rm&gt;{, &lt;shift&gt;}</text:p>
          </table:table-cell>
          <table:table-cell office:value-type="string">
            <text:p>T2</text:p>
          </table:table-cell>
          <table:table-cell office:value-type="string">
            <text:p>A8.8.3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ADD{S}&lt;c&gt;.W &lt;Rd&gt;, SP, &lt;Rm&gt;{, &lt;shift&gt;}</text:p>
          </table:table-cell>
          <table:table-cell office:value-type="string">
            <text:p>T3</text:p>
          </table:table-cell>
          <table:table-cell office:value-type="string">
            <text:p>A8.8.1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ADD{S}&lt;c&gt;.W &lt;Rd&gt;, &lt;Rn&gt;, &lt;Rm&gt;{, &lt;shift&gt;}</text:p>
          </table:table-cell>
          <table:table-cell office:value-type="string">
            <text:p>T3</text:p>
          </table:table-cell>
          <table:table-cell office:value-type="string">
            <text:p>A8.8.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ADC{S}&lt;c&gt;.W &lt;Rd&gt;, &lt;Rn&gt;, &lt;Rm&gt;{, &lt;shift&gt;}</text:p>
          </table:table-cell>
          <table:table-cell office:value-type="string">
            <text:p>T2</text:p>
          </table:table-cell>
          <table:table-cell office:value-type="string">
            <text:p>A8.8.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SBC{S}&lt;c&gt;.W &lt;Rd&gt;, &lt;Rn&gt;, &lt;Rm&gt;{, &lt;shift&gt;}</text:p>
          </table:table-cell>
          <table:table-cell office:value-type="string">
            <text:p>T2</text:p>
          </table:table-cell>
          <table:table-cell office:value-type="string">
            <text:p>A8.8.16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CMP&lt;c&gt;.W &lt;Rn&gt;, &lt;Rm&gt; {, &lt;shift&gt;}</text:p>
          </table:table-cell>
          <table:table-cell office:value-type="string">
            <text:p>T3</text:p>
          </table:table-cell>
          <table:table-cell office:value-type="string">
            <text:p>A8.8.3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SUB{S}&lt;c&gt; &lt;Rd&gt;, SP, &lt;Rm&gt;{, &lt;shift&gt;}</text:p>
          </table:table-cell>
          <table:table-cell office:value-type="string">
            <text:p>T1</text:p>
          </table:table-cell>
          <table:table-cell office:value-type="string">
            <text:p>A8.8.22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SUB{S}&lt;c&gt;.W &lt;Rd&gt;, &lt;Rn&gt;, &lt;Rm&gt;{, &lt;shift&gt;}</text:p>
          </table:table-cell>
          <table:table-cell office:value-type="string">
            <text:p>T2</text:p>
          </table:table-cell>
          <table:table-cell office:value-type="string">
            <text:p>A8.8.22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string">
            <text:p>(0)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m</text:p>
          </table:table-cell>
          <table:table-cell office:value-type="string">
            <text:p>RSB{S}&lt;c&gt; &lt;Rd&gt;, &lt;Rn&gt;, &lt;Rm&gt;{, &lt;shift&gt;}</text:p>
          </table:table-cell>
          <table:table-cell office:value-type="string">
            <text:p>T1</text:p>
          </table:table-cell>
          <table:table-cell office:value-type="string">
            <text:p>A8.8.15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(0)</text:p>
          </table:table-cell>
          <table:table-cell table:number-columns-repeated="4" office:value-type="string">
            <text:p>i</text:p>
          </table:table-cell>
          <table:table-cell office:value-type="string">
            <text:p>SSAT16&lt;c&gt; &lt;Rd&gt;, #&lt;imm&gt;, &lt;Rn&gt;</text:p>
          </table:table-cell>
          <table:table-cell office:value-type="string">
            <text:p>T1</text:p>
          </table:table-cell>
          <table:table-cell office:value-type="string">
            <text:p>A8.8.19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string">
            <text:p>(0)</text:p>
          </table:table-cell>
          <table:table-cell table:number-columns-repeated="5" office:value-type="string">
            <text:p>i</text:p>
          </table:table-cell>
          <table:table-cell office:value-type="string">
            <text:p>SSAT&lt;c&gt; &lt;Rd&gt;, #&lt;imm&gt;, &lt;Rn&gt;{, &lt;shift&gt;}</text:p>
          </table:table-cell>
          <table:table-cell office:value-type="string">
            <text:p>T1</text:p>
          </table:table-cell>
          <table:table-cell office:value-type="string">
            <text:p>A8.8.19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string">
            <text:p>(0)</text:p>
          </table:table-cell>
          <table:table-cell table:number-columns-repeated="5" office:value-type="string">
            <text:p>w</text:p>
          </table:table-cell>
          <table:table-cell office:value-type="string">
            <text:p>SBFX&lt;c&gt; &lt;Rd&gt;, &lt;Rn&gt;, #&lt;lsb&gt;, #&lt;width&gt;</text:p>
          </table:table-cell>
          <table:table-cell office:value-type="string">
            <text:p>T1</text:p>
          </table:table-cell>
          <table:table-cell office:value-type="string">
            <text:p>A8.8.16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string">
            <text:p>(0)</text:p>
          </table:table-cell>
          <table:table-cell table:number-columns-repeated="5" office:value-type="string">
            <text:p>b</text:p>
          </table:table-cell>
          <table:table-cell office:value-type="string">
            <text:p>BFC&lt;c&gt; &lt;Rd&gt;, #&lt;lsb&gt;, #&lt;width&gt;</text:p>
          </table:table-cell>
          <table:table-cell office:value-type="string">
            <text:p>T1</text:p>
          </table:table-cell>
          <table:table-cell office:value-type="string">
            <text:p>A8.8.1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string">
            <text:p>(0)</text:p>
          </table:table-cell>
          <table:table-cell table:number-columns-repeated="5" office:value-type="string">
            <text:p>b</text:p>
          </table:table-cell>
          <table:table-cell office:value-type="string">
            <text:p>BFI&lt;c&gt; &lt;Rd&gt;, &lt;Rn&gt;, #&lt;lsb&gt;, #&lt;width&gt;</text:p>
          </table:table-cell>
          <table:table-cell office:value-type="string">
            <text:p>T1</text:p>
          </table:table-cell>
          <table:table-cell office:value-type="string">
            <text:p>A8.8.2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(0)</text:p>
          </table:table-cell>
          <table:table-cell table:number-columns-repeated="4" office:value-type="string">
            <text:p>i</text:p>
          </table:table-cell>
          <table:table-cell office:value-type="string">
            <text:p>USAT16&lt;c&gt; &lt;Rd&gt;, #&lt;imm4&gt;, &lt;Rn&gt;</text:p>
          </table:table-cell>
          <table:table-cell office:value-type="string">
            <text:p>T1</text:p>
          </table:table-cell>
          <table:table-cell office:value-type="string">
            <text:p>A8.8.26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string">
            <text:p>(0)</text:p>
          </table:table-cell>
          <table:table-cell table:number-columns-repeated="5" office:value-type="string">
            <text:p>i</text:p>
          </table:table-cell>
          <table:table-cell office:value-type="string">
            <text:p>USAT&lt;c&gt; &lt;Rd&gt;, #&lt;imm5&gt;, &lt;Rn&gt;{, &lt;shift&gt;}</text:p>
          </table:table-cell>
          <table:table-cell office:value-type="string">
            <text:p>T1</text:p>
          </table:table-cell>
          <table:table-cell office:value-type="string">
            <text:p>A8.8.26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x</text:p>
          </table:table-cell>
          <table:table-cell office:value-type="string">
            <text:p>(0)</text:p>
          </table:table-cell>
          <table:table-cell table:number-columns-repeated="5" office:value-type="string">
            <text:p>w</text:p>
          </table:table-cell>
          <table:table-cell office:value-type="string">
            <text:p>UBFX&lt;c&gt; &lt;Rd&gt;, &lt;Rn&gt;, #&lt;lsb&gt;, #&lt;width&gt;</text:p>
          </table:table-cell>
          <table:table-cell office:value-type="string">
            <text:p>T1</text:p>
          </table:table-cell>
          <table:table-cell office:value-type="string">
            <text:p>A8.8.24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(0)</text:p>
          </table:table-cell>
          <table:table-cell office:value-type="string">
            <text:p>MSR&lt;c&gt; &lt;spec reg&gt;, &lt;Rn&gt;</text:p>
          </table:table-cell>
          <table:table-cell office:value-type="string">
            <text:p>T1</text:p>
          </table:table-cell>
          <table:table-cell office:value-type="string">
            <text:p>A8.8.11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4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string">
            <text:p>(0)</text:p>
          </table:table-cell>
          <table:table-cell office:value-type="string">
            <text:p>MSR&lt;c&gt; &lt;banked reg&gt;, &lt;Rn&gt;</text:p>
          </table:table-cell>
          <table:table-cell office:value-type="string">
            <text:p>T1</text:p>
          </table:table-cell>
          <table:table-cell office:value-type="string">
            <text:p>B9.3.1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4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(0)</text:p>
          </table:table-cell>
          <table:table-cell office:value-type="string">
            <text:p>MSR&lt;c&gt; &lt;spec reg&gt;, &lt;Rn&gt;</text:p>
          </table:table-cell>
          <table:table-cell office:value-type="string">
            <text:p>T1</text:p>
          </table:table-cell>
          <table:table-cell office:value-type="string">
            <text:p>B9.3.1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NOP&lt;c&gt;.W</text:p>
          </table:table-cell>
          <table:table-cell office:value-type="string">
            <text:p>T2</text:p>
          </table:table-cell>
          <table:table-cell office:value-type="string">
            <text:p>A8.8.11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IELD&lt;c&gt;.W</text:p>
          </table:table-cell>
          <table:table-cell office:value-type="string">
            <text:p>T2</text:p>
          </table:table-cell>
          <table:table-cell office:value-type="string">
            <text:p>A8.8.42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FE&lt;c&gt;.W</text:p>
          </table:table-cell>
          <table:table-cell office:value-type="string">
            <text:p>T2</text:p>
          </table:table-cell>
          <table:table-cell office:value-type="string">
            <text:p>A8.8.42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FI&lt;c&gt;.W</text:p>
          </table:table-cell>
          <table:table-cell office:value-type="string">
            <text:p>T2</text:p>
          </table:table-cell>
          <table:table-cell office:value-type="string">
            <text:p>A8.8.425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V&lt;c&gt;.W</text:p>
          </table:table-cell>
          <table:table-cell office:value-type="string">
            <text:p>T2</text:p>
          </table:table-cell>
          <table:table-cell office:value-type="string">
            <text:p>A8.8.16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o</text:p>
          </table:table-cell>
          <table:table-cell office:value-type="string">
            <text:p>DBG&lt;c&gt; #&lt;option&gt;</text:p>
          </table:table-cell>
          <table:table-cell office:value-type="string">
            <text:p>T1</text:p>
          </table:table-cell>
          <table:table-cell office:value-type="string">
            <text:p>A8.8.4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2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table:number-columns-repeated="5" office:value-type="string">
            <text:p>m</text:p>
          </table:table-cell>
          <table:table-cell office:value-type="string">
            <text:p>CPS&lt;effect&gt;.W &lt;iflags&gt;{, #&lt;mode&gt;} - Not permitted in IT block CPS #&lt;mode&gt; - Not permitted in IT block</text:p>
          </table:table-cell>
          <table:table-cell office:value-type="string">
            <text:p>T2</text:p>
          </table:table-cell>
          <table:table-cell office:value-type="string">
            <text:p>B9.3.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</text:p>
          </table:table-cell>
          <table:table-cell table:number-columns-repeated="4" office:value-type="string">
            <text:p>(1)</text:p>
          </table:table-cell>
          <table:table-cell office:value-type="string">
            <text:p>ENTERX LEAVEX Not permitted in IT block</text:p>
          </table:table-cell>
          <table:table-cell office:value-type="string">
            <text:p>T1</text:p>
          </table:table-cell>
          <table:table-cell office:value-type="string">
            <text:p>A9.3.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string">
            <text:p>CLREX&lt;c&gt;</text:p>
          </table:table-cell>
          <table:table-cell office:value-type="string">
            <text:p>T1</text:p>
          </table:table-cell>
          <table:table-cell office:value-type="string">
            <text:p>A8.8.3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o</text:p>
          </table:table-cell>
          <table:table-cell office:value-type="string">
            <text:p>DSB&lt;c&gt; &lt;option&gt;</text:p>
          </table:table-cell>
          <table:table-cell office:value-type="string">
            <text:p>T1</text:p>
          </table:table-cell>
          <table:table-cell office:value-type="string">
            <text:p>A8.8.4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o</text:p>
          </table:table-cell>
          <table:table-cell office:value-type="string">
            <text:p>DMB&lt;c&gt; &lt;option&gt;</text:p>
          </table:table-cell>
          <table:table-cell office:value-type="string">
            <text:p>T1</text:p>
          </table:table-cell>
          <table:table-cell office:value-type="string">
            <text:p>A8.8.4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o</text:p>
          </table:table-cell>
          <table:table-cell office:value-type="string">
            <text:p>ISB&lt;c&gt; &lt;option&gt;</text:p>
          </table:table-cell>
          <table:table-cell office:value-type="string">
            <text:p>T1</text:p>
          </table:table-cell>
          <table:table-cell office:value-type="string">
            <text:p>A8.8.5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8" office:value-type="string">
            <text:p>(0)</text:p>
          </table:table-cell>
          <table:table-cell office:value-type="string">
            <text:p>BXJ&lt;c&gt; &lt;Rm&gt; Outside or last in IT block</text:p>
          </table:table-cell>
          <table:table-cell office:value-type="string">
            <text:p>T1</text:p>
          </table:table-cell>
          <table:table-cell office:value-type="string">
            <text:p>A8.8.2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(1)</text:p>
          </table:table-cell>
          <table:table-cell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8" office:value-type="string">
            <text:p>x</text:p>
          </table:table-cell>
          <table:table-cell office:value-type="string">
            <text:p>SUBS&lt;c&gt; PC, LR, #&lt;imm8&gt; Outside or last in IT block</text:p>
          </table:table-cell>
          <table:table-cell office:value-type="string">
            <text:p>T1</text:p>
          </table:table-cell>
          <table:table-cell office:value-type="string">
            <text:p>B9.3.1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(1)</text:p>
          </table:table-cell>
          <table:table-cell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8" office:value-type="string">
            <text:p>x</text:p>
          </table:table-cell>
          <table:table-cell office:value-type="string">
            <text:p>SUBS PC, LR, #0 Outside or last in IT block ERET&lt;c&gt; Outside or last in IT block</text:p>
          </table:table-cell>
          <table:table-cell office:value-type="string">
            <text:p>T1</text:p>
          </table:table-cell>
          <table:table-cell office:value-type="string">
            <text:p>B9.3.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(0)</text:p>
          </table:table-cell>
          <table:table-cell office:value-type="string">
            <text:p>MRS&lt;c&gt; &lt;Rd&gt;, &lt;spec reg&gt;</text:p>
          </table:table-cell>
          <table:table-cell office:value-type="string">
            <text:p>T1</text:p>
          </table:table-cell>
          <table:table-cell office:value-type="string">
            <text:p>A8.8.10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(0)</text:p>
          </table:table-cell>
          <table:table-cell office:value-type="string">
            <text:p>MRS&lt;c&gt; &lt;Rd&gt;, &lt;spec reg&gt;</text:p>
          </table:table-cell>
          <table:table-cell office:value-type="string">
            <text:p>T1</text:p>
          </table:table-cell>
          <table:table-cell office:value-type="string">
            <text:p>B9.3.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string">
            <text:p>(0)</text:p>
          </table:table-cell>
          <table:table-cell office:value-type="string">
            <text:p>MRS&lt;c&gt; &lt;Rd&gt;, &lt;banked reg&gt;</text:p>
          </table:table-cell>
          <table:table-cell office:value-type="string">
            <text:p>T1</text:p>
          </table:table-cell>
          <table:table-cell office:value-type="string">
            <text:p>B9.3.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string">
            <text:p>HVC #&lt;imm&gt;</text:p>
          </table:table-cell>
          <table:table-cell office:value-type="string">
            <text:p>T1</text:p>
          </table:table-cell>
          <table:table-cell office:value-type="string">
            <text:p>B9.3.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2" office:value-type="string">
            <text:p>(0)</text:p>
          </table:table-cell>
          <table:table-cell office:value-type="string">
            <text:p>SMC&lt;c&gt; #&lt;imm4&gt;</text:p>
          </table:table-cell>
          <table:table-cell office:value-type="string">
            <text:p>T1</text:p>
          </table:table-cell>
          <table:table-cell office:value-type="string">
            <text:p>B9.3.1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string">
            <text:p>UDF&lt;c&gt;.W #&lt;imm16&gt;</text:p>
          </table:table-cell>
          <table:table-cell office:value-type="string">
            <text:p>T2</text:p>
          </table:table-cell>
          <table:table-cell office:value-type="string">
            <text:p>A8.8.24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c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string">
            <text:p>J</text:p>
          </table:table-cell>
          <table:table-cell table:number-columns-repeated="11" office:value-type="string">
            <text:p>x</text:p>
          </table:table-cell>
          <table:table-cell office:value-type="string">
            <text:p>B&lt;c&gt;.W &lt;label&gt; Not permitted in IT block.</text:p>
          </table:table-cell>
          <table:table-cell office:value-type="string">
            <text:p>T3</text:p>
          </table:table-cell>
          <table:table-cell office:value-type="string">
            <text:p>A8.8.1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0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J</text:p>
          </table:table-cell>
          <table:table-cell table:number-columns-repeated="11" office:value-type="string">
            <text:p>x</text:p>
          </table:table-cell>
          <table:table-cell office:value-type="string">
            <text:p>B&lt;c&gt;.W &lt;label&gt; Outside or last in IT block</text:p>
          </table:table-cell>
          <table:table-cell office:value-type="string">
            <text:p>T4</text:p>
          </table:table-cell>
          <table:table-cell office:value-type="string">
            <text:p>A8.8.1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0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string">
            <text:p>J</text:p>
          </table:table-cell>
          <table:table-cell table:number-columns-repeated="10" office:value-type="string">
            <text:p>x</text:p>
          </table:table-cell>
          <table:table-cell office:value-type="string">
            <text:p>H</text:p>
          </table:table-cell>
          <table:table-cell office:value-type="string">
            <text:p>BLX&lt;c&gt; &lt;label&gt; Outside or last in IT block</text:p>
          </table:table-cell>
          <table:table-cell office:value-type="string">
            <text:p>T2</text:p>
          </table:table-cell>
          <table:table-cell office:value-type="string">
            <text:p>A8.8.25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0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J</text:p>
          </table:table-cell>
          <table:table-cell table:number-columns-repeated="11" office:value-type="string">
            <text:p>x</text:p>
          </table:table-cell>
          <table:table-cell office:value-type="string">
            <text:p>BL&lt;c&gt; &lt;label&gt; Outside or last in IT block</text:p>
          </table:table-cell>
          <table:table-cell office:value-type="string">
            <text:p>T1</text:p>
          </table:table-cell>
          <table:table-cell office:value-type="string">
            <text:p>A8.8.25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office:value-type="string">
            <text:p>TST&lt;c&gt; &lt;Rn&gt;, #&lt;const&gt;</text:p>
          </table:table-cell>
          <table:table-cell office:value-type="string">
            <text:p>T1</text:p>
          </table:table-cell>
          <table:table-cell office:value-type="string">
            <text:p>A8.8.24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ND{S}&lt;c&gt; &lt;Rd&gt;, &lt;Rn&gt;, #&lt;const&gt;</text:p>
          </table:table-cell>
          <table:table-cell office:value-type="string">
            <text:p>T1</text:p>
          </table:table-cell>
          <table:table-cell office:value-type="string">
            <text:p>A8.8.1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BIC{S}&lt;c&gt; &lt;Rd&gt;, &lt;Rn&gt;, #&lt;const&gt;</text:p>
          </table:table-cell>
          <table:table-cell office:value-type="string">
            <text:p>T1</text:p>
          </table:table-cell>
          <table:table-cell office:value-type="string">
            <text:p>A8.8.2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MOV{S}&lt;c&gt;.W &lt;Rd&gt;, #&lt;const&gt;</text:p>
          </table:table-cell>
          <table:table-cell office:value-type="string">
            <text:p>T2</text:p>
          </table:table-cell>
          <table:table-cell office:value-type="string">
            <text:p>A8.8.10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ORR{S}&lt;c&gt; &lt;Rd&gt;, &lt;Rn&gt;, #&lt;const&gt;</text:p>
          </table:table-cell>
          <table:table-cell office:value-type="string">
            <text:p>T1</text:p>
          </table:table-cell>
          <table:table-cell office:value-type="string">
            <text:p>A8.8.12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MVN{S}&lt;c&gt; &lt;Rd&gt;, #&lt;const&gt;</text:p>
          </table:table-cell>
          <table:table-cell office:value-type="string">
            <text:p>T1</text:p>
          </table:table-cell>
          <table:table-cell office:value-type="string">
            <text:p>A8.8.115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ORN{S}&lt;c&gt; &lt;Rd&gt;, &lt;Rn&gt;, #&lt;const&gt;</text:p>
          </table:table-cell>
          <table:table-cell office:value-type="string">
            <text:p>T1</text:p>
          </table:table-cell>
          <table:table-cell office:value-type="string">
            <text:p>A8.8.12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office:value-type="string">
            <text:p>TEQ&lt;c&gt; &lt;Rn&gt;, #&lt;const&gt;</text:p>
          </table:table-cell>
          <table:table-cell office:value-type="string">
            <text:p>T1</text:p>
          </table:table-cell>
          <table:table-cell office:value-type="string">
            <text:p>A8.8.23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EOR{S}&lt;c&gt; &lt;Rd&gt;, &lt;Rn&gt;, #&lt;const&gt;</text:p>
          </table:table-cell>
          <table:table-cell office:value-type="string">
            <text:p>T1</text:p>
          </table:table-cell>
          <table:table-cell office:value-type="string">
            <text:p>A8.8.4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office:value-type="string">
            <text:p>CMN&lt;c&gt; &lt;Rn&gt;, #&lt;const&gt;</text:p>
          </table:table-cell>
          <table:table-cell office:value-type="string">
            <text:p>T1</text:p>
          </table:table-cell>
          <table:table-cell office:value-type="string">
            <text:p>A8.8.3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DD{S}&lt;c&gt;.W &lt;Rd&gt;, SP, #&lt;const&gt;</text:p>
          </table:table-cell>
          <table:table-cell office:value-type="string">
            <text:p>T3</text:p>
          </table:table-cell>
          <table:table-cell office:value-type="string">
            <text:p>A8.8.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DD{S}&lt;c&gt;.W &lt;Rd&gt;, &lt;Rn&gt;, #&lt;const&gt;</text:p>
          </table:table-cell>
          <table:table-cell office:value-type="string">
            <text:p>T3</text:p>
          </table:table-cell>
          <table:table-cell office:value-type="string">
            <text:p>A8.8.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DC{S}&lt;c&gt; &lt;Rd&gt;, &lt;Rn&gt;, #&lt;const&gt;</text:p>
          </table:table-cell>
          <table:table-cell office:value-type="string">
            <text:p>T1</text:p>
          </table:table-cell>
          <table:table-cell office:value-type="string">
            <text:p>A8.8.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SBC{S}&lt;c&gt; &lt;Rd&gt;, &lt;Rn&gt;, #&lt;const&gt;</text:p>
          </table:table-cell>
          <table:table-cell office:value-type="string">
            <text:p>T1</text:p>
          </table:table-cell>
          <table:table-cell office:value-type="string">
            <text:p>A8.8.16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office:value-type="string">
            <text:p>CMP&lt;c&gt;.W &lt;Rn&gt;, #&lt;const&gt;</text:p>
          </table:table-cell>
          <table:table-cell office:value-type="string">
            <text:p>T2</text:p>
          </table:table-cell>
          <table:table-cell office:value-type="string">
            <text:p>A8.8.3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SUB{S}&lt;c&gt;.W &lt;Rd&gt;, SP, #&lt;const&gt;</text:p>
          </table:table-cell>
          <table:table-cell office:value-type="string">
            <text:p>T2</text:p>
          </table:table-cell>
          <table:table-cell office:value-type="string">
            <text:p>A8.8.225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SUB{S}&lt;c&gt;.W &lt;Rd&gt;, &lt;Rn&gt;, #&lt;const&gt;</text:p>
          </table:table-cell>
          <table:table-cell office:value-type="string">
            <text:p>T3</text:p>
          </table:table-cell>
          <table:table-cell office:value-type="string">
            <text:p>A8.8.22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RSB{S}&lt;c&gt;.W &lt;Rd&gt;, &lt;Rn&gt;, #&lt;const&gt;</text:p>
          </table:table-cell>
          <table:table-cell office:value-type="string">
            <text:p>T2</text:p>
          </table:table-cell>
          <table:table-cell office:value-type="string">
            <text:p>A8.8.15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DDW&lt;c&gt; &lt;Rd&gt;, SP, #&lt;imm12&gt;</text:p>
          </table:table-cell>
          <table:table-cell office:value-type="string">
            <text:p>T4</text:p>
          </table:table-cell>
          <table:table-cell office:value-type="string">
            <text:p>A8.8.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DR&lt;c&gt;.W &lt;Rd&gt;, &lt;label&gt; &lt;label&gt; after current instruction</text:p>
          </table:table-cell>
          <table:table-cell office:value-type="string">
            <text:p>T3</text:p>
          </table:table-cell>
          <table:table-cell office:value-type="string">
            <text:p>A8.8.1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DDW&lt;c&gt; &lt;Rd&gt;, &lt;Rn&gt;, #&lt;imm12&gt;</text:p>
          </table:table-cell>
          <table:table-cell office:value-type="string">
            <text:p>T4</text:p>
          </table:table-cell>
          <table:table-cell office:value-type="string">
            <text:p>A8.8.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MOVW&lt;c&gt; &lt;Rd&gt;, #&lt;imm16&gt;</text:p>
          </table:table-cell>
          <table:table-cell office:value-type="string">
            <text:p>T3</text:p>
          </table:table-cell>
          <table:table-cell office:value-type="string">
            <text:p>A8.8.10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SUBW&lt;c&gt; &lt;Rd&gt;, SP, #&lt;imm12&gt;</text:p>
          </table:table-cell>
          <table:table-cell office:value-type="string">
            <text:p>T3</text:p>
          </table:table-cell>
          <table:table-cell office:value-type="string">
            <text:p>A8.8.225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ADR&lt;c&gt;.W &lt;Rd&gt;, &lt;label&gt; &lt;label&gt; before current instruction SUB &lt;Rd&gt;, PC, #0 Special case for subtraction of zero</text:p>
          </table:table-cell>
          <table:table-cell office:value-type="string">
            <text:p>T2</text:p>
          </table:table-cell>
          <table:table-cell office:value-type="string">
            <text:p>A8.8.1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SUBW&lt;c&gt; &lt;Rd&gt;, &lt;Rn&gt;, #&lt;imm12&gt;</text:p>
          </table:table-cell>
          <table:table-cell office:value-type="string">
            <text:p>T4</text:p>
          </table:table-cell>
          <table:table-cell office:value-type="string">
            <text:p>A8.8.22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8" office:value-type="string">
            <text:p>x</text:p>
          </table:table-cell>
          <table:table-cell office:value-type="string">
            <text:p>MOVT&lt;c&gt; &lt;Rd&gt;, #&lt;imm16&gt;</text:p>
          </table:table-cell>
          <table:table-cell office:value-type="string">
            <text:p>T1</text:p>
          </table:table-cell>
          <table:table-cell office:value-type="string">
            <text:p>A8.8.10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STRB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20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STRB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20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STRB&lt;c&gt; &lt;Rt&gt;, [&lt;Rn&gt;, #-&lt;imm8&gt;]STRB&lt;c&gt; &lt;Rt&gt;, [&lt;Rn&gt;], #+/-&lt;imm8&gt;STRB&lt;c&gt; &lt;Rt&gt;, [&lt;Rn&gt;, #+/-&lt;imm8&gt;]!</text:p>
          </table:table-cell>
          <table:table-cell office:value-type="string">
            <text:p>T3</text:p>
          </table:table-cell>
          <table:table-cell office:value-type="string">
            <text:p>A8.8.20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LDRB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7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LDRB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7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LDRB&lt;c&gt; &lt;Rt&gt;, [&lt;Rn&gt;, #-&lt;imm8&gt;]LDRB&lt;c&gt; &lt;Rt&gt;, [&lt;Rn&gt;], #+/-&lt;imm8&gt;LDRB&lt;c&gt; &lt;Rt&gt;, [&lt;Rn&gt;, #+/-&lt;imm8&gt;]!</text:p>
          </table:table-cell>
          <table:table-cell office:value-type="string">
            <text:p>T3</text:p>
          </table:table-cell>
          <table:table-cell office:value-type="string">
            <text:p>A8.8.6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STRH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21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STRH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21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STRH&lt;c&gt; &lt;Rt&gt;, [&lt;Rn&gt;, #-&lt;imm8&gt;]STRH&lt;c&gt; &lt;Rt&gt;, [&lt;Rn&gt;], #+/-&lt;imm8&gt;STRH&lt;c&gt; &lt;Rt&gt;, [&lt;Rn&gt;, #+/-&lt;imm8&gt;]!</text:p>
          </table:table-cell>
          <table:table-cell office:value-type="string">
            <text:p>T3</text:p>
          </table:table-cell>
          <table:table-cell office:value-type="string">
            <text:p>A8.8.2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LDRH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8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LDRH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8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LDRH&lt;c&gt; &lt;Rt&gt;, [&lt;Rn&gt;, #-&lt;imm8&gt;]LDRH&lt;c&gt; &lt;Rt&gt;, [&lt;Rn&gt;], #+/-&lt;imm8&gt;LDRH&lt;c&gt; &lt;Rt&gt;, [&lt;Rn&gt;, #+/-&lt;imm8&gt;]!</text:p>
          </table:table-cell>
          <table:table-cell office:value-type="string">
            <text:p>T3</text:p>
          </table:table-cell>
          <table:table-cell office:value-type="string">
            <text:p>A8.8.7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PLD{W}&lt;c&gt; [&lt;Rn&gt;, &lt;Rm&gt;{, LSL #&lt;imm2&gt;}]</text:p>
          </table:table-cell>
          <table:table-cell office:value-type="string">
            <text:p>T1</text:p>
          </table:table-cell>
          <table:table-cell office:value-type="string">
            <text:p>A8.8.12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PLD{W}&lt;c&gt; [&lt;Rn&gt;, #-&lt;imm8&gt;]</text:p>
          </table:table-cell>
          <table:table-cell office:value-type="string">
            <text:p>T2</text:p>
          </table:table-cell>
          <table:table-cell office:value-type="string">
            <text:p>A8.8.12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USH&lt;c&gt;.W &lt;registers&gt;, &lt;Rt&gt;</text:p>
          </table:table-cell>
          <table:table-cell office:value-type="string">
            <text:p>T3</text:p>
          </table:table-cell>
          <table:table-cell office:value-type="string">
            <text:p>A8.8.13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STR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20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STR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2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STR&lt;c&gt; &lt;Rt&gt;, [&lt;Rn&gt;, #-&lt;imm8&gt;]STR&lt;c&gt; &lt;Rt&gt;, [&lt;Rn&gt;], #+/-&lt;imm8&gt;STR&lt;c&gt; &lt;Rt&gt;, [&lt;Rn&gt;, #+/-&lt;imm8&gt;]!</text:p>
          </table:table-cell>
          <table:table-cell office:value-type="string">
            <text:p>T4</text:p>
          </table:table-cell>
          <table:table-cell office:value-type="string">
            <text:p>A8.8.20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P&lt;c&gt;.W &lt;registers&gt;, &lt;Rt&gt;</text:p>
          </table:table-cell>
          <table:table-cell office:value-type="string">
            <text:p>T3</text:p>
          </table:table-cell>
          <table:table-cell office:value-type="string">
            <text:p>A8.8.13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LDR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6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LDR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9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LDR&lt;c&gt; &lt;Rt&gt;, [&lt;Rn&gt;, #-&lt;imm8&gt;]LDR&lt;c&gt; &lt;Rt&gt;, [&lt;Rn&gt;], #+/-&lt;imm8&gt;LDR&lt;c&gt; &lt;Rt&gt;, [&lt;Rn&gt;, #+/-&lt;imm8&gt;]!</text:p>
          </table:table-cell>
          <table:table-cell office:value-type="string">
            <text:p>T4</text:p>
          </table:table-cell>
          <table:table-cell office:value-type="string">
            <text:p>A8.8.6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STRB&lt;c&gt;.W &lt;Rt&gt;, [&lt;Rn&gt;, #&lt;imm12&gt;]</text:p>
          </table:table-cell>
          <table:table-cell office:value-type="string">
            <text:p>T2</text:p>
          </table:table-cell>
          <table:table-cell office:value-type="string">
            <text:p>A8.8.20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B&lt;c&gt;.W &lt;Rt&gt;, [&lt;Rn&gt;{, #&lt;imm12&gt;}]</text:p>
          </table:table-cell>
          <table:table-cell office:value-type="string">
            <text:p>T2</text:p>
          </table:table-cell>
          <table:table-cell office:value-type="string">
            <text:p>A8.8.6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STRH&lt;c&gt;.W &lt;Rt&gt;, [&lt;Rn&gt;{, #&lt;imm12&gt;}]</text:p>
          </table:table-cell>
          <table:table-cell office:value-type="string">
            <text:p>T2</text:p>
          </table:table-cell>
          <table:table-cell office:value-type="string">
            <text:p>A8.8.2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H&lt;c&gt;.W &lt;Rt&gt;, [&lt;Rn&gt;{, #&lt;imm12&gt;}]</text:p>
          </table:table-cell>
          <table:table-cell office:value-type="string">
            <text:p>T2</text:p>
          </table:table-cell>
          <table:table-cell office:value-type="string">
            <text:p>A8.8.7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office:value-type="string">
            <text:p>PLD{W}&lt;c&gt; [&lt;Rn&gt;, #&lt;imm12&gt;]</text:p>
          </table:table-cell>
          <table:table-cell office:value-type="string">
            <text:p>T1</text:p>
          </table:table-cell>
          <table:table-cell office:value-type="string">
            <text:p>A8.8.12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STR&lt;c&gt;.W &lt;Rt&gt;, [&lt;Rn&gt;, #&lt;imm12&gt;]</text:p>
          </table:table-cell>
          <table:table-cell office:value-type="string">
            <text:p>T3</text:p>
          </table:table-cell>
          <table:table-cell office:value-type="string">
            <text:p>A8.8.20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&lt;c&gt;.W &lt;Rt&gt;, [&lt;Rn&gt;{, #&lt;imm12&gt;}]</text:p>
          </table:table-cell>
          <table:table-cell office:value-type="string">
            <text:p>T3</text:p>
          </table:table-cell>
          <table:table-cell office:value-type="string">
            <text:p>A8.8.6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9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office:value-type="string">
            <text:p>PLD&lt;c&gt; &lt;label&gt; PLD&lt;c&gt; [PC, #-0] Special case</text:p>
          </table:table-cell>
          <table:table-cell office:value-type="string">
            <text:p>T1</text:p>
          </table:table-cell>
          <table:table-cell office:value-type="string">
            <text:p>A8.8.12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B&lt;c&gt; &lt;Rt&gt;, &lt;label&gt;LDRB&lt;c&gt; &lt;Rt&gt;, [PC, #-0] Special case</text:p>
          </table:table-cell>
          <table:table-cell office:value-type="string">
            <text:p>T1</text:p>
          </table:table-cell>
          <table:table-cell office:value-type="string">
            <text:p>A8.8.6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H&lt;c&gt; &lt;Rt&gt;, &lt;label&gt;LDRH&lt;c&gt; &lt;Rt&gt;, [PC, #-0] Special case</text:p>
          </table:table-cell>
          <table:table-cell office:value-type="string">
            <text:p>T1</text:p>
          </table:table-cell>
          <table:table-cell office:value-type="string">
            <text:p>A8.8.8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&lt;c&gt;.W &lt;Rt&gt;, &lt;label&gt;LDR&lt;c&gt;.W &lt;Rt&gt;, [PC, #-0] Special case</text:p>
          </table:table-cell>
          <table:table-cell office:value-type="string">
            <text:p>T2</text:p>
          </table:table-cell>
          <table:table-cell office:value-type="string">
            <text:p>A8.8.6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PLI&lt;c&gt; [&lt;Rn&gt;, &lt;Rm&gt;{, LSL #&lt;imm2&gt;}]</text:p>
          </table:table-cell>
          <table:table-cell office:value-type="string">
            <text:p>T1</text:p>
          </table:table-cell>
          <table:table-cell office:value-type="string">
            <text:p>A8.8.13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PLI&lt;c&gt; [&lt;Rn&gt;, #-&lt;imm8&gt;]</text:p>
          </table:table-cell>
          <table:table-cell office:value-type="string">
            <text:p>T2</text:p>
          </table:table-cell>
          <table:table-cell office:value-type="string">
            <text:p>A8.8.12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LDRSB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8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LDRSB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8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LDRSB&lt;c&gt; &lt;Rt&gt;, [&lt;Rn&gt;, #-&lt;imm8&gt;]LDRSB&lt;c&gt; &lt;Rt&gt;, [&lt;Rn&gt;], #+/-&lt;imm8&gt;LDRSB&lt;c&gt; &lt;Rt&gt;, [&lt;Rn&gt;, #+/-&lt;imm8&gt;]!</text:p>
          </table:table-cell>
          <table:table-cell office:value-type="string">
            <text:p>T2</text:p>
          </table:table-cell>
          <table:table-cell office:value-type="string">
            <text:p>A8.8.8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m</text:p>
          </table:table-cell>
          <table:table-cell office:value-type="string">
            <text:p>LDRSH&lt;c&gt;.W &lt;Rt&gt;, [&lt;Rn&gt;, &lt;Rm&gt;{, LSL #&lt;imm2&gt;}]</text:p>
          </table:table-cell>
          <table:table-cell office:value-type="string">
            <text:p>T2</text:p>
          </table:table-cell>
          <table:table-cell office:value-type="string">
            <text:p>A8.8.9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LDRSHT&lt;c&gt; &lt;Rt&gt;, [&lt;Rn&gt;, #&lt;imm8&gt;]</text:p>
          </table:table-cell>
          <table:table-cell office:value-type="string">
            <text:p>T1</text:p>
          </table:table-cell>
          <table:table-cell office:value-type="string">
            <text:p>A8.8.9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8" office:value-type="string">
            <text:p>x</text:p>
          </table:table-cell>
          <table:table-cell office:value-type="string">
            <text:p>LDRSH&lt;c&gt; &lt;Rt&gt;, [&lt;Rn&gt;, #-&lt;imm8&gt;]LDRSH&lt;c&gt; &lt;Rt&gt;, [&lt;Rn&gt;], #+/-&lt;imm8&gt;LDRSH&lt;c&gt; &lt;Rt&gt;, [&lt;Rn&gt;, #+/-&lt;imm8&gt;]!</text:p>
          </table:table-cell>
          <table:table-cell office:value-type="string">
            <text:p>T2</text:p>
          </table:table-cell>
          <table:table-cell office:value-type="string">
            <text:p>A8.8.8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office:value-type="string">
            <text:p>PLI&lt;c&gt; [&lt;Rn&gt;, #&lt;imm12&gt;]</text:p>
          </table:table-cell>
          <table:table-cell office:value-type="string">
            <text:p>T1</text:p>
          </table:table-cell>
          <table:table-cell office:value-type="string">
            <text:p>A8.8.12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SB&lt;c&gt; &lt;Rt&gt;, [&lt;Rn&gt;, #&lt;imm12&gt;]</text:p>
          </table:table-cell>
          <table:table-cell office:value-type="string">
            <text:p>T1</text:p>
          </table:table-cell>
          <table:table-cell office:value-type="string">
            <text:p>A8.8.8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SH&lt;c&gt; &lt;Rt&gt;, [&lt;Rn&gt;, #&lt;imm12&gt;]</text:p>
          </table:table-cell>
          <table:table-cell office:value-type="string">
            <text:p>T1</text:p>
          </table:table-cell>
          <table:table-cell office:value-type="string">
            <text:p>A8.8.8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office:value-type="string">
            <text:p>PLI&lt;c&gt; &lt;label&gt; PLI&lt;c&gt; [PC, #-0] Special case</text:p>
          </table:table-cell>
          <table:table-cell office:value-type="string">
            <text:p>T3</text:p>
          </table:table-cell>
          <table:table-cell office:value-type="string">
            <text:p>A8.8.12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SB&lt;c&gt; &lt;Rt&gt;, &lt;label&gt;LDRSB&lt;c&gt; &lt;Rt&gt;, [PC, #-0] Special case</text:p>
          </table:table-cell>
          <table:table-cell office:value-type="string">
            <text:p>T1</text:p>
          </table:table-cell>
          <table:table-cell office:value-type="string">
            <text:p>A8.8.8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LDRSH&lt;c&gt; &lt;Rt&gt;, &lt;label&gt;LDRSH&lt;c&gt; &lt;Rt&gt;, [PC, #-0] Special case</text:p>
          </table:table-cell>
          <table:table-cell office:value-type="string">
            <text:p>T1</text:p>
          </table:table-cell>
          <table:table-cell office:value-type="string">
            <text:p>A8.8.8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XTH&lt;c&gt;.W &lt;Rd&gt;, &lt;Rm&gt;{, &lt;rotation&gt;}</text:p>
          </table:table-cell>
          <table:table-cell office:value-type="string">
            <text:p>T2</text:p>
          </table:table-cell>
          <table:table-cell office:value-type="string">
            <text:p>A8.8.23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XTAH&lt;c&gt; &lt;Rd&gt;, &lt;Rn&gt;, &lt;Rm&gt;{, &lt;rotation&gt;}</text:p>
          </table:table-cell>
          <table:table-cell office:value-type="string">
            <text:p>T1</text:p>
          </table:table-cell>
          <table:table-cell office:value-type="string">
            <text:p>A8.8.23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UXTH&lt;c&gt;.W &lt;Rd&gt;, &lt;Rm&gt;{, &lt;rotation&gt;}</text:p>
          </table:table-cell>
          <table:table-cell office:value-type="string">
            <text:p>T2</text:p>
          </table:table-cell>
          <table:table-cell office:value-type="string">
            <text:p>A8.8.27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UXTAH&lt;c&gt; &lt;Rd&gt;, &lt;Rn&gt;, &lt;Rm&gt;{, &lt;rotation&gt;}</text:p>
          </table:table-cell>
          <table:table-cell office:value-type="string">
            <text:p>T1</text:p>
          </table:table-cell>
          <table:table-cell office:value-type="string">
            <text:p>A8.8.27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LSL{S}&lt;c&gt;.W &lt;Rd&gt;, &lt;Rn&gt;, &lt;Rm&gt;</text:p>
          </table:table-cell>
          <table:table-cell office:value-type="string">
            <text:p>T2</text:p>
          </table:table-cell>
          <table:table-cell office:value-type="string">
            <text:p>A8.8.9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XTB16&lt;c&gt; &lt;Rd&gt;, &lt;Rm&gt;{, &lt;rotation&gt;}</text:p>
          </table:table-cell>
          <table:table-cell office:value-type="string">
            <text:p>T1</text:p>
          </table:table-cell>
          <table:table-cell office:value-type="string">
            <text:p>A8.8.23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XTAB16&lt;c&gt; &lt;Rd&gt;, &lt;Rn&gt;, &lt;Rm&gt;{, &lt;rotation&gt;}</text:p>
          </table:table-cell>
          <table:table-cell office:value-type="string">
            <text:p>T1</text:p>
          </table:table-cell>
          <table:table-cell office:value-type="string">
            <text:p>A8.8.23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UXTB16&lt;c&gt; &lt;Rd&gt;, &lt;Rm&gt;{, &lt;rotation&gt;}</text:p>
          </table:table-cell>
          <table:table-cell office:value-type="string">
            <text:p>T1</text:p>
          </table:table-cell>
          <table:table-cell office:value-type="string">
            <text:p>A8.8.27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UXTAB16&lt;c&gt; &lt;Rd&gt;, &lt;Rn&gt;, &lt;Rm&gt;{, &lt;rotation&gt;}</text:p>
          </table:table-cell>
          <table:table-cell office:value-type="string">
            <text:p>T1</text:p>
          </table:table-cell>
          <table:table-cell office:value-type="string">
            <text:p>A8.8.27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LSR{S}&lt;c&gt;.W &lt;Rd&gt;, &lt;Rn&gt;, &lt;Rm&gt;</text:p>
          </table:table-cell>
          <table:table-cell office:value-type="string">
            <text:p>T2</text:p>
          </table:table-cell>
          <table:table-cell office:value-type="string">
            <text:p>A8.8.9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XTB&lt;c&gt;.W &lt;Rd&gt;, &lt;Rm&gt;{, &lt;rotation&gt;}</text:p>
          </table:table-cell>
          <table:table-cell office:value-type="string">
            <text:p>T2</text:p>
          </table:table-cell>
          <table:table-cell office:value-type="string">
            <text:p>A8.8.23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XTAB&lt;c&gt; &lt;Rd&gt;, &lt;Rn&gt;, &lt;Rm&gt;{, &lt;rotation&gt;}</text:p>
          </table:table-cell>
          <table:table-cell office:value-type="string">
            <text:p>T1</text:p>
          </table:table-cell>
          <table:table-cell office:value-type="string">
            <text:p>A8.8.23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UXTB&lt;c&gt;.W &lt;Rd&gt;, &lt;Rm&gt;{, &lt;rotation&gt;}</text:p>
          </table:table-cell>
          <table:table-cell office:value-type="string">
            <text:p>T2</text:p>
          </table:table-cell>
          <table:table-cell office:value-type="string">
            <text:p>A8.8.27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UXTAB&lt;c&gt; &lt;Rd&gt;, &lt;Rn&gt;, &lt;Rm&gt;{, &lt;rotation&gt;}</text:p>
          </table:table-cell>
          <table:table-cell office:value-type="string">
            <text:p>T1</text:p>
          </table:table-cell>
          <table:table-cell office:value-type="string">
            <text:p>A8.8.27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ASR{S}&lt;c&gt;.W &lt;Rd&gt;, &lt;Rn&gt;, &lt;Rm&gt;</text:p>
          </table:table-cell>
          <table:table-cell office:value-type="string">
            <text:p>T2</text:p>
          </table:table-cell>
          <table:table-cell office:value-type="string">
            <text:p>A8.8.1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ROR{S}&lt;c&gt;.W &lt;Rd&gt;, &lt;Rn&gt;, &lt;Rm&gt;</text:p>
          </table:table-cell>
          <table:table-cell office:value-type="string">
            <text:p>T2</text:p>
          </table:table-cell>
          <table:table-cell office:value-type="string">
            <text:p>A8.8.15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ADD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5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ADD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3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HADD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7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ADD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4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UQADD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5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HADD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5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QADD&lt;c&gt; &lt;Rd&gt;, &lt;Rm&gt;, &lt;Rn&gt;</text:p>
          </table:table-cell>
          <table:table-cell office:value-type="string">
            <text:p>T1</text:p>
          </table:table-cell>
          <table:table-cell office:value-type="string">
            <text:p>A8.8.13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DADD&lt;c&gt; &lt;Rd&gt;, &lt;Rm&gt;, &lt;Rn&gt;</text:p>
          </table:table-cell>
          <table:table-cell office:value-type="string">
            <text:p>T1</text:p>
          </table:table-cell>
          <table:table-cell office:value-type="string">
            <text:p>A8.8.13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QSUB&lt;c&gt; &lt;Rd&gt;, &lt;Rm&gt;, &lt;Rn&gt;</text:p>
          </table:table-cell>
          <table:table-cell office:value-type="string">
            <text:p>T1</text:p>
          </table:table-cell>
          <table:table-cell office:value-type="string">
            <text:p>A8.8.14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DSUB&lt;c&gt; &lt;Rd&gt;, &lt;Rm&gt;, &lt;Rn&gt;</text:p>
          </table:table-cell>
          <table:table-cell office:value-type="string">
            <text:p>T1</text:p>
          </table:table-cell>
          <table:table-cell office:value-type="string">
            <text:p>A8.8.13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REV&lt;c&gt;.W &lt;Rd&gt;, &lt;Rm&gt;</text:p>
          </table:table-cell>
          <table:table-cell office:value-type="string">
            <text:p>T2</text:p>
          </table:table-cell>
          <table:table-cell office:value-type="string">
            <text:p>A8.8.14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REV16&lt;c&gt;.W &lt;Rd&gt;, &lt;Rm&gt;</text:p>
          </table:table-cell>
          <table:table-cell office:value-type="string">
            <text:p>T2</text:p>
          </table:table-cell>
          <table:table-cell office:value-type="string">
            <text:p>A8.8.14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RBIT&lt;c&gt; &lt;Rd&gt;, &lt;Rm&gt;</text:p>
          </table:table-cell>
          <table:table-cell office:value-type="string">
            <text:p>T1</text:p>
          </table:table-cell>
          <table:table-cell office:value-type="string">
            <text:p>A8.8.14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REVSH&lt;c&gt;.W &lt;Rd&gt;, &lt;Rm&gt;</text:p>
          </table:table-cell>
          <table:table-cell office:value-type="string">
            <text:p>T2</text:p>
          </table:table-cell>
          <table:table-cell office:value-type="string">
            <text:p>A8.8.14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ADD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5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ADD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3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HADD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6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ADD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4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UQADD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5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HADD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4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AS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6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AS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3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HAS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7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AS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4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UQAS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6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HAS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5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EL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6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CLZ&lt;c&gt; &lt;Rd&gt;, &lt;Rm&gt;</text:p>
          </table:table-cell>
          <table:table-cell office:value-type="string">
            <text:p>T1</text:p>
          </table:table-cell>
          <table:table-cell office:value-type="string">
            <text:p>A8.8.3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SUB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9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SUB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4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HSUB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7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SUB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7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UQSUB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6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HSUB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5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SUB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9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SUB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4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HSUB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7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SUB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6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UQSUB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6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HSUB16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5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SA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9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QSA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4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HSA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7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SA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6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UQSA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6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HSAX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5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MUL&lt;c&gt; &lt;Rd&gt;, &lt;Rn&gt;, &lt;Rm&gt;</text:p>
          </table:table-cell>
          <table:table-cell office:value-type="string">
            <text:p>T2</text:p>
          </table:table-cell>
          <table:table-cell office:value-type="string">
            <text:p>A8.8.11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MLA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0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MLS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0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UL&lt;x&gt;&lt;y&gt;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8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LA&lt;x&gt;&lt;y&gt;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7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UAD{X}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8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LAD{X}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7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ULW&lt;y&gt;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9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LAW&lt;y&gt;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8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USD{X}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9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LSD{X}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8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MMUL{R}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8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MMLA{R}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8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4" office:value-type="string">
            <text:p>m</text:p>
          </table:table-cell>
          <table:table-cell office:value-type="string">
            <text:p>SMMLS{R}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18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SAD8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6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SADA8&lt;c&gt; &lt;Rd&gt;, &lt;Rn&gt;, &lt;Rm&gt;, &lt;Ra&gt;</text:p>
          </table:table-cell>
          <table:table-cell office:value-type="string">
            <text:p>T1</text:p>
          </table:table-cell>
          <table:table-cell office:value-type="string">
            <text:p>A8.8.26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MULL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18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SDIV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16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MULL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25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UDIV&lt;c&gt; &lt;Rd&gt;, &lt;Rn&gt;, &lt;Rm&gt;</text:p>
          </table:table-cell>
          <table:table-cell office:value-type="string">
            <text:p>T1</text:p>
          </table:table-cell>
          <table:table-cell office:value-type="string">
            <text:p>A8.8.24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SMLAL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17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LAL&lt;x&gt;&lt;y&gt;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179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LALD{X}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18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office:value-type="string">
            <text:p>SMLSLD{X}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18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MLAL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25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UMAAL&lt;c&gt; &lt;RdLo&gt;, &lt;RdHi&gt;, &lt;Rn&gt;, &lt;Rm&gt;</text:p>
          </table:table-cell>
          <table:table-cell office:value-type="string">
            <text:p>T1</text:p>
          </table:table-cell>
          <table:table-cell office:value-type="string">
            <text:p>A8.8.255</text:p>
          </table:table-cell>
        </table:table-row>
        <table:table-row table:style-name="ro1" table:number-rows-repeated="1048246">
          <table:table-cell table:number-columns-repeated="35"/>
        </table:table-row>
        <table:table-row table:style-name="ro1">
          <table:table-cell table:number-columns-repeated="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1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01:36:05</dc:date>
    <dc:creator>Juha Aaltonen</dc:creator>
    <meta:generator>OpenOffice/4.1.1$Linux OpenOffice.org_project/411m6$Build-9775</meta:generator>
    <meta:editing-duration>PT4M25S</meta:editing-duration>
    <meta:editing-cycles>2</meta:editing-cycles>
    <meta:document-statistic meta:table-count="1" meta:cell-count="11515" meta:object-count="0"/>
  </office:meta>
</office:document-meta>
</file>